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Angle / degrees</text:p>
          </table:table-cell>
          <table:table-cell office:value-type="string">
            <text:p>Air-Time / sec</text:p>
          </table:table-cell>
          <table:table-cell office:value-type="string">
            <text:p>Distances / in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1">
            <text:p>1.21</text:p>
          </table:table-cell>
          <table:table-cell office:value-type="float" office:value="280">
            <text:p>280</text:p>
          </table:table-cell>
          <table:table-cell table:number-columns-repeated="1021"/>
        </table:table-row>
        <table:table-row table:style-name="ro2">
          <table:table-cell table:style-name="ce2" office:value-type="float" office:value="45">
            <text:p>45</text:p>
          </table:table-cell>
          <table:table-cell office:value-type="float" office:value="1.06">
            <text:p>1.06</text:p>
          </table:table-cell>
          <table:table-cell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06">
            <text:p>1.06</text:p>
          </table:table-cell>
          <table:table-cell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06">
            <text:p>1.06</text:p>
          </table:table-cell>
          <table:table-cell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1">
            <text:p>1.21</text:p>
          </table:table-cell>
          <table:table-cell office:value-type="float" office:value="302.5">
            <text:p>302.5</text:p>
          </table:table-cell>
          <table:table-cell table:number-columns-repeated="1021"/>
        </table:table-row>
        <table:table-row table:style-name="ro3">
          <table:table-cell office:value-type="string" table:number-columns-spanned="3" table:number-rows-spanned="1">
            <text:p>Average</text:p>
          </table:table-cell>
          <table:covered-table-cell table:number-columns-repeated="2"/>
          <table:table-cell office:value-type="string">
            <text:p>Average (m)</text:p>
          </table:table-cell>
          <table:table-cell office:value-type="string">
            <text:p>Angle (radians)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formula="of:=AVERAGE([.B2:.B6])" office:value-type="float" office:value="1.12">
            <text:p>1.12</text:p>
          </table:table-cell>
          <table:table-cell table:formula="of:=AVERAGE([.C2:.C6])" office:value-type="float" office:value="287.7">
            <text:p>287.7</text:p>
          </table:table-cell>
          <table:table-cell table:formula="of:=[.C8]*1600/5280/12" office:value-type="float" office:value="7.26515151515152">
            <text:p>7.2651515152</text:p>
          </table:table-cell>
          <table:table-cell table:formula="of:=RADIANS([.A8])" office:value-type="float" office:value="0.785398163397448">
            <text:p>0.78539816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rizontal Velocity (m/s)</text:p>
          </table:table-cell>
          <table:table-cell office:value-type="string">
            <text:p>Vertical Velocity (m/s)</text:p>
          </table:table-cell>
          <table:table-cell office:value-type="string">
            <text:p>Velocity (m/s)</text:p>
          </table:table-cell>
          <table:table-cell table:number-columns-repeated="1021"/>
        </table:table-row>
        <table:table-row table:style-name="ro1">
          <table:table-cell table:formula="of:=[.D8]/[.B8]" office:value-type="float" office:value="6.48674242424242">
            <text:p>6.4867424242</text:p>
          </table:table-cell>
          <table:table-cell/>
          <table:table-cell table:formula="of:=(([.D8]*9.8)/SIN(2*[.E8]))^0.5" office:value-type="float" office:value="8.43791946207623">
            <text:p>8.4379194621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1/16/2016</text:date>, <text:time>18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ics </meta:initial-creator>
    <meta:creation-date>2016-01-16T18:00:03.79</meta:creation-date>
    <dc:date>2016-01-16T18:25:09.78</dc:date>
    <dc:creator>Robotics </dc:creator>
    <meta:editing-duration>PT8M5S</meta:editing-duration>
    <meta:editing-cycles>1</meta:editing-cycles>
    <meta:document-statistic meta:table-count="3" meta:cell-count="31" meta:object-count="0"/>
    <meta:generator>OpenOffice/4.1.1$Win32 OpenOffice.org_project/411m6$Build-9775</meta:generator>
  </office:meta>
</office:document-meta>
</file>